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4ae" officeooo:paragraph-rsid="000e1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/</text:p>
      <text:p text:style-name="P1">sudo touch root_files.txt</text:p>
      <text:p text:style-name="P1">ls -a &gt; ~/root_files.txt</text:p>
      <text:p text:style-name="P1">l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1:48:28.118515572</meta:creation-date>
    <dc:date>2023-11-06T11:50:01.441094307</dc:date>
    <meta:editing-duration>PT1M33S</meta:editing-duration>
    <meta:editing-cycles>1</meta:editing-cycles>
    <meta:document-statistic meta:table-count="0" meta:image-count="0" meta:object-count="0" meta:page-count="1" meta:paragraph-count="4" meta:word-count="10" meta:character-count="55" meta:non-whitespace-character-count="49"/>
    <meta:generator>LibreOffice/7.3.7.2$Linux_X86_64 LibreOffice_project/30$Build-2</meta:generator>
  </office:meta>
</office:document-meta>
</file>